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Arial" fo:font-size="10.5pt" officeooo:rsid="0009b2e1" officeooo:paragraph-rsid="0009b2e1" style:font-size-asian="10.5pt" style:font-size-complex="10.5pt"/>
    </style:style>
    <style:style style:name="P2" style:family="paragraph" style:parent-style-name="Standard">
      <style:paragraph-properties fo:line-height="115%"/>
      <style:text-properties style:font-name="Arial" fo:font-size="10.5pt" officeooo:rsid="001e3fac" officeooo:paragraph-rsid="0028a2c3" style:font-size-asian="10.5pt" style:font-size-complex="10.5pt"/>
    </style:style>
    <style:style style:name="P3" style:family="paragraph" style:parent-style-name="Standard">
      <style:paragraph-properties fo:line-height="115%"/>
      <style:text-properties style:font-name="Arial" fo:font-size="10.5pt" officeooo:rsid="000d261b" officeooo:paragraph-rsid="0028a2c3" style:font-size-asian="10.5pt" style:font-size-complex="10.5pt"/>
    </style:style>
    <style:style style:name="P4" style:family="paragraph" style:parent-style-name="Standard">
      <style:paragraph-properties fo:line-height="115%"/>
      <style:text-properties style:font-name="Arial" fo:font-size="10.5pt" officeooo:rsid="000d261b" officeooo:paragraph-rsid="000d261b" style:font-size-asian="10.5pt" style:font-size-complex="10.5pt"/>
    </style:style>
    <style:style style:name="P5" style:family="paragraph" style:parent-style-name="Standard">
      <style:paragraph-properties fo:line-height="115%"/>
      <style:text-properties style:font-name="Arial" fo:font-size="10.5pt" officeooo:rsid="0028a2c3" officeooo:paragraph-rsid="0028a2c3" style:font-size-asian="10.5pt" style:font-size-complex="10.5pt"/>
    </style:style>
    <style:style style:name="P6" style:family="paragraph" style:parent-style-name="Standard">
      <style:paragraph-properties fo:line-height="115%"/>
      <style:text-properties style:font-name="Arial" fo:font-size="10.5pt" officeooo:rsid="0026fea6" officeooo:paragraph-rsid="0026fea6" style:font-size-asian="10.5pt" style:font-size-complex="10.5pt"/>
    </style:style>
    <style:style style:name="P7" style:family="paragraph" style:parent-style-name="Standard">
      <style:paragraph-properties fo:line-height="115%"/>
      <style:text-properties style:font-name="Arial" fo:font-size="10.5pt" officeooo:rsid="000ea352" officeooo:paragraph-rsid="000d261b" style:font-size-asian="10.5pt" style:font-size-complex="10.5pt"/>
    </style:style>
    <style:style style:name="P8" style:family="paragraph" style:parent-style-name="Standard">
      <style:paragraph-properties fo:line-height="115%"/>
      <style:text-properties style:font-name="Arial" fo:font-size="10.5pt" officeooo:rsid="000ea352" officeooo:paragraph-rsid="0023970f" style:font-size-asian="10.5pt" style:font-size-complex="10.5pt"/>
    </style:style>
    <style:style style:name="P9" style:family="paragraph" style:parent-style-name="Standard">
      <style:paragraph-properties fo:line-height="115%"/>
      <style:text-properties style:font-name="Arial" fo:font-size="10.5pt" officeooo:rsid="000ea352" officeooo:paragraph-rsid="000ea352" style:font-size-asian="10.5pt" style:font-size-complex="10.5pt"/>
    </style:style>
    <style:style style:name="P10" style:family="paragraph" style:parent-style-name="Standard">
      <style:paragraph-properties fo:line-height="115%"/>
      <style:text-properties style:font-name="Arial" fo:font-size="10.5pt" officeooo:rsid="001061aa" officeooo:paragraph-rsid="000d261b" style:font-size-asian="10.5pt" style:font-size-complex="10.5pt"/>
    </style:style>
    <style:style style:name="P11" style:family="paragraph" style:parent-style-name="Standard">
      <style:paragraph-properties fo:line-height="115%"/>
      <style:text-properties style:font-name="Arial" fo:font-size="10.5pt" officeooo:rsid="001061aa" officeooo:paragraph-rsid="001061aa" style:font-size-asian="10.5pt" style:font-size-complex="10.5pt"/>
    </style:style>
    <style:style style:name="P12" style:family="paragraph" style:parent-style-name="Standard">
      <style:paragraph-properties fo:line-height="115%"/>
      <style:text-properties style:font-name="Arial" fo:font-size="10.5pt" officeooo:rsid="001061aa" officeooo:paragraph-rsid="000ea352" style:font-size-asian="10.5pt" style:font-size-complex="10.5pt"/>
    </style:style>
    <style:style style:name="P13" style:family="paragraph" style:parent-style-name="Standard">
      <style:paragraph-properties fo:line-height="115%"/>
      <style:text-properties style:font-name="Arial" fo:font-size="10.5pt" officeooo:rsid="00225820" officeooo:paragraph-rsid="000d261b" style:font-size-asian="10.5pt" style:font-size-complex="10.5pt"/>
    </style:style>
    <style:style style:name="P14" style:family="paragraph" style:parent-style-name="Standard">
      <style:paragraph-properties fo:line-height="115%"/>
      <style:text-properties style:font-name="Arial" fo:font-size="10.5pt" officeooo:rsid="00225820" officeooo:paragraph-rsid="00225820" style:font-size-asian="10.5pt" style:font-size-complex="10.5pt"/>
    </style:style>
    <style:style style:name="P15" style:family="paragraph" style:parent-style-name="Standard">
      <style:paragraph-properties fo:line-height="115%"/>
      <style:text-properties style:font-name="Arial" fo:font-size="10.5pt" officeooo:rsid="00246f48" officeooo:paragraph-rsid="000d261b" style:font-size-asian="10.5pt" style:font-size-complex="10.5pt"/>
    </style:style>
    <style:style style:name="P16" style:family="paragraph" style:parent-style-name="Standard">
      <style:paragraph-properties fo:line-height="115%"/>
      <style:text-properties style:font-name="Arial" fo:font-size="10.5pt" officeooo:rsid="001d53b8" officeooo:paragraph-rsid="001d53b8" style:font-size-asian="10.5pt" style:font-size-complex="10.5pt"/>
    </style:style>
    <style:style style:name="P17" style:family="paragraph" style:parent-style-name="Standard">
      <style:paragraph-properties fo:line-height="115%"/>
      <style:text-properties style:font-name="Arial" fo:font-size="10.5pt" officeooo:rsid="002fd1e3" officeooo:paragraph-rsid="002fd1e3" style:font-size-asian="10.5pt" style:font-size-complex="10.5pt"/>
    </style:style>
    <style:style style:name="P18" style:family="paragraph" style:parent-style-name="Standard">
      <style:paragraph-properties fo:line-height="115%"/>
      <style:text-properties style:font-name="Arial" fo:font-size="10.5pt" officeooo:rsid="001e21a9" officeooo:paragraph-rsid="000d261b" style:font-size-asian="10.5pt" style:font-size-complex="10.5pt"/>
    </style:style>
    <style:style style:name="P19" style:family="paragraph" style:parent-style-name="Standard">
      <style:paragraph-properties fo:line-height="115%"/>
      <style:text-properties style:font-name="Arial" fo:font-size="10.5pt" fo:font-style="italic" officeooo:rsid="000d261b" officeooo:paragraph-rsid="0028a2c3" style:font-size-asian="10.5pt" style:font-style-asian="italic" style:font-size-complex="10.5pt" style:font-style-complex="italic"/>
    </style:style>
    <style:style style:name="P20" style:family="paragraph" style:parent-style-name="Standard">
      <style:paragraph-properties fo:line-height="115%"/>
      <style:text-properties style:font-name="Arial" fo:font-size="10.5pt" fo:font-style="italic" officeooo:rsid="002de4d0" officeooo:paragraph-rsid="0028a2c3" style:font-size-asian="10.5pt" style:font-style-asian="italic" style:font-size-complex="10.5pt" style:font-style-complex="italic"/>
    </style:style>
    <style:style style:name="T1" style:family="text">
      <style:text-properties officeooo:rsid="001061aa"/>
    </style:style>
    <style:style style:name="T2" style:family="text">
      <style:text-properties officeooo:rsid="0015a52e"/>
    </style:style>
    <style:style style:name="T3" style:family="text">
      <style:text-properties fo:font-style="italic" officeooo:rsid="000ea352" style:font-style-asian="italic" style:font-style-complex="italic"/>
    </style:style>
    <style:style style:name="T4" style:family="text">
      <style:text-properties fo:font-style="italic" officeooo:rsid="0011a9a2" style:font-style-asian="italic" style:font-style-complex="italic"/>
    </style:style>
    <style:style style:name="T5" style:family="text">
      <style:text-properties fo:font-style="italic" officeooo:rsid="0014085c" style:font-style-asian="italic" style:font-style-complex="italic"/>
    </style:style>
    <style:style style:name="T6" style:family="text">
      <style:text-properties fo:font-style="italic" officeooo:rsid="002195e8" style:font-style-asian="italic" style:font-style-complex="italic"/>
    </style:style>
    <style:style style:name="T7" style:family="text">
      <style:text-properties fo:font-style="italic" officeooo:rsid="003a917a" style:font-style-asian="italic" style:font-style-complex="italic"/>
    </style:style>
    <style:style style:name="T8" style:family="text">
      <style:text-properties fo:font-style="italic" officeooo:rsid="003b0c48" style:font-style-asian="italic" style:font-style-complex="italic"/>
    </style:style>
    <style:style style:name="T9" style:family="text">
      <style:text-properties fo:font-style="italic" officeooo:rsid="003b7c15" style:font-style-asian="italic" style:font-style-complex="italic"/>
    </style:style>
    <style:style style:name="T10" style:family="text">
      <style:text-properties fo:font-style="italic" officeooo:rsid="003d6ced" style:font-style-asian="italic" style:font-style-complex="italic"/>
    </style:style>
    <style:style style:name="T11" style:family="text">
      <style:text-properties fo:font-style="normal" officeooo:rsid="000ea352" style:font-style-asian="normal" style:font-style-complex="normal"/>
    </style:style>
    <style:style style:name="T12" style:family="text">
      <style:text-properties officeooo:rsid="001d53b8"/>
    </style:style>
    <style:style style:name="T13" style:family="text">
      <style:text-properties officeooo:rsid="001e0fef"/>
    </style:style>
    <style:style style:name="T14" style:family="text">
      <style:text-properties officeooo:rsid="00225820"/>
    </style:style>
    <style:style style:name="T15" style:family="text">
      <style:text-properties officeooo:rsid="0023970f"/>
    </style:style>
    <style:style style:name="T16" style:family="text">
      <style:text-properties officeooo:rsid="0026ab2e"/>
    </style:style>
    <style:style style:name="T17" style:family="text">
      <style:text-properties officeooo:rsid="002bd110"/>
    </style:style>
    <style:style style:name="T18" style:family="text">
      <style:text-properties officeooo:rsid="002d60e2"/>
    </style:style>
    <style:style style:name="T19" style:family="text">
      <style:text-properties officeooo:rsid="002f64dc"/>
    </style:style>
    <style:style style:name="T20" style:family="text">
      <style:text-properties officeooo:rsid="002f839c"/>
    </style:style>
    <style:style style:name="T21" style:family="text">
      <style:text-properties officeooo:rsid="00331454"/>
    </style:style>
    <style:style style:name="T22" style:family="text">
      <style:text-properties officeooo:rsid="0037c0c3"/>
    </style:style>
    <style:style style:name="T23" style:family="text">
      <style:text-properties officeooo:rsid="0038b3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VD de Sauvegarde de Site</text:p>
      <text:p text:style-name="P1">FolderMap</text:p>
      <text:p text:style-name="P1"/>
      <text:p text:style-name="P2"><text:span text:style-name="T17">1. </text:span>Gestion d<text:span text:style-name="T16">e</text:span> Projet/</text:p>
      <text:p text:style-name="P3"><text:tab/><text:span text:style-name="T2">Résumé de la commande</text:span></text:p>
      <text:p text:style-name="P3"><text:tab/><text:span text:style-name="T2">Cahier des charges</text:span></text:p>
      <text:p text:style-name="P19"><text:tab/><text:span text:style-name="T19">(Description des Cas d'Utilisation)</text:span></text:p>
      <text:p text:style-name="P19"><text:tab/><text:span text:style-name="T19">(Dictionnaire de données)</text:span></text:p>
      <text:p text:style-name="P20"><text:tab/><text:span text:style-name="T19">(</text:span>Schémas UML<text:span text:style-name="T19">)</text:span></text:p>
      <text:p text:style-name="P4"><text:tab/><text:span text:style-name="T2">Storyboard &amp; Sitemap</text:span></text:p>
      <text:p text:style-name="P4"><text:tab/><text:span text:style-name="T21">Planche tendance</text:span></text:p>
      <text:p text:style-name="P4"><text:tab/><text:span text:style-name="T21">Wireframes</text:span></text:p>
      <text:p text:style-name="P5"><text:tab/>Planning/</text:p>
      <text:p text:style-name="P6"><text:tab/>Bilan</text:p>
      <text:p text:style-name="P7"><text:span text:style-name="T17">2. </text:span>Design/</text:p>
      <text:p text:style-name="P10"><text:tab/>0. Charte graphique/</text:p>
      <text:p text:style-name="P10"><text:tab/>1. Maquette visuelle/</text:p>
      <text:p text:style-name="P10"><text:tab/>2. Maquette HTML/</text:p>
      <text:p text:style-name="P11"><text:tab/>3. Template/</text:p>
      <text:p text:style-name="P4"><text:span text:style-name="T17">3. Code Source </text:span><text:span text:style-name="T3">(</text:span><text:span text:style-name="T8">CMS ou Framework</text:span><text:span text:style-name="T3">)</text:span><text:span text:style-name="T11">/</text:span></text:p>
      <text:p text:style-name="P4"><text:tab/><text:span text:style-name="T4">(Archive Zip du CMS </text:span><text:span text:style-name="T8">ou des sources</text:span><text:span text:style-name="T4">)</text:span></text:p>
      <text:p text:style-name="P4"><text:tab/><text:span text:style-name="T4">(Liste des extensions utilisées – </text:span><text:span text:style-name="T7">archives Zip</text:span><text:span text:style-name="T4">)</text:span></text:p>
      <text:p text:style-name="P4"><text:span text:style-name="T4"><text:tab/></text:span><text:span text:style-name="T8">(</text:span><text:span text:style-name="T10">Archivez Zip des </text:span><text:span text:style-name="T8">Fichiers de </text:span><text:span text:style-name="T9">Tests)</text:span></text:p>
      <text:p text:style-name="P7"><text:span text:style-name="T17">4. </text:span>Contenu/</text:p>
      <text:p text:style-name="P4"><text:tab/><text:span text:style-name="T5">(Fichier texte des articles)</text:span></text:p>
      <text:p text:style-name="P4"><text:span text:style-name="T5"><text:tab/></text:span><text:span text:style-name="T6">Blog/</text:span></text:p>
      <text:p text:style-name="P7"><text:span text:style-name="T17">5. </text:span>Référencement &amp; Communication/</text:p>
      <text:p text:style-name="P13"><text:tab/><text:span text:style-name="T15">Campagnes publicitaires (SEM)/</text:span></text:p>
      <text:p text:style-name="P15"><text:tab/>Plan de Communication/</text:p>
      <text:p text:style-name="P8"><text:tab/><text:span text:style-name="T14">Référencement (SEO)/</text:span></text:p>
      <text:p text:style-name="P14"><text:tab/>Réseaux sociaux <text:span text:style-name="T15">(SMO)</text:span>/</text:p>
      <text:p text:style-name="P12"><text:span text:style-name="T17">6. </text:span>Formation &amp; Documentation/</text:p>
      <text:p text:style-name="P9"><text:tab/><text:span text:style-name="T1">Documentation/</text:span></text:p>
      <text:p text:style-name="P9"><text:tab/><text:span text:style-name="T1">Formation/</text:span></text:p>
      <text:p text:style-name="P9"><text:tab/><text:span text:style-name="T1">Manuel Utilisateur/</text:span></text:p>
      <text:p text:style-name="P4"><text:span text:style-name="T17">7. </text:span>Contrats/</text:p>
      <text:p text:style-name="P4"><text:tab/><text:span text:style-name="T12">Devis</text:span></text:p>
      <text:p text:style-name="P4"><text:tab/><text:span text:style-name="T12">Contrat</text:span></text:p>
      <text:p text:style-name="P16"><text:tab/>Facture</text:p>
      <text:p text:style-name="P4"><text:span text:style-name="T18">8. L</text:span>ogiciels/</text:p>
      <text:p text:style-name="P17"><text:tab/>7-zip</text:p>
      <text:p text:style-name="P4"><text:tab/><text:span text:style-name="T12">Filezilla</text:span></text:p>
      <text:p text:style-name="P4"><text:tab/><text:span text:style-name="T12">Libre Office</text:span></text:p>
      <text:p text:style-name="P4"><text:tab/><text:span text:style-name="T13">Notepad ++</text:span></text:p>
      <text:p text:style-name="P18"><text:tab/>Google Chrome</text:p>
      <text:p text:style-name="P4"><text:tab/><text:span text:style-name="T22">ArgoUML</text:span></text:p>
      <text:p text:style-name="P4"><text:tab/><text:span text:style-name="T20">Gantt Project</text:span></text:p>
      <text:p text:style-name="P4"><text:tab/><text:span text:style-name="T23">XnVie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1:54:39.231000000</meta:creation-date>
    <dc:date>2018-03-09T18:51:27.141000000</dc:date>
    <meta:editing-duration>PT46M37S</meta:editing-duration>
    <meta:editing-cycles>56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47" meta:word-count="121" meta:character-count="858" meta:non-whitespace-character-count="746"/>
  </office:meta>
</office:document-meta>
</file>